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20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22" style:family="table-cell" style:parent-style-name="Default">
      <style:table-cell-properties fo:background-color="#bf0041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1.56pt double #000000" style:border-line-width="0.026cm 0.026cm 0.002cm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29" style:family="table-cell" style:parent-style-name="Default">
      <style:table-cell-properties fo:background-color="#bf0041"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fo:color="#c9211e"/>
    </style:style>
    <style:style style:name="T2" style:family="tex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22"/>
        <table:table-column table:style-name="co2" table:number-columns-repeated="3" table:default-cell-style-name="ce26"/>
        <table:table-column table:style-name="co2" table:default-cell-style-name="ce22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3. Resolver el siguiente problema utilizando una tabla de decisión. Una entidad financiera tiene como servicio a sus clientes el otorgamiento de créditos. Si el cliente<text:span text:style-name="T1"> tiene una antigüedad mayor o igual a dos años</text:span>, se considera su valor promedio de movimientos mensuales para optar a un crédito, de la siguiente forma: <text:span text:style-name="T1">si su promedio es mayor o igual a $ 60.000</text:span>, puede optar por un<text:span text:style-name="T2"> crédito máximo de 1 millón</text:span> de pesos. Si su <text:span text:style-name="T1">promedio es inferior a $ 60.000 pero igual o superior a $ 40.000</text:span>, puede optar a un <text:span text:style-name="T2">crédito máximo de $ 70.000</text:span>. Si su <text:span text:style-name="T1">promedio es inferior a $ 40.000</text:span>, <text:span text:style-name="T2">el máximo al que puede optar es $ 50.000</text:span>. En cualquiera de estos casos, el cliente elige el <text:span text:style-name="T2">número de cuotas hasta un máximo de 120</text:span>.  Si la <text:span text:style-name="T1">antigüedad del cliente es inferior a 2 años</text:span>, el cliente solo puede acceder a un <text:span text:style-name="T2">crédito de máximo $50.000</text:span>, y además debe<text:span text:style-name="T2"> pagar un interés adicional</text:span>. En este caso, además, debe considerarse que <text:span text:style-name="T1">si el promedio mensual del cliente es inferior a $ 40.000</text:span> puede solicitar un<text:span text:style-name="T2"> máximo de 12 cuotas</text:span>, y <text:span text:style-name="T1">si es superior o igual a $ 40.000</text:span>, el <text:span text:style-name="T2">máximo de cuotas es 20</text:span>. </text:p>
          </table:table-cell>
          <table:covered-table-cell table:number-columns-repeated="12" table:style-name="ce20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20"/>
          <table:table-cell table:style-name="ce29" office:value-type="string" calcext:value-type="string">
            <text:p>inconsistencia</text:p>
          </table:table-cell>
          <table:table-cell table:style-name="ce20" table:number-columns-repeated="3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Cliente con antigüedad &gt;=2años</text:p>
          </table:table-cell>
          <table:table-cell office:value-type="string" calcext:value-type="string">
            <text:p>V</text:p>
          </table:table-cell>
          <table:table-cell table:number-columns-repeated="3" table:style-name="ce25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3" table:style-name="ce25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omedio &gt;= $60.00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table:style-name="ce26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romedio &gt;= $40.000</text:p>
          </table:table-cell>
          <table:table-cell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Credito 1mill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26" table:number-columns-repeated="2"/>
          <table:table-cell table:number-columns-repeated="4"/>
        </table:table-row>
        <table:table-row table:style-name="ro3">
          <table:table-cell table:style-name="ce7" office:value-type="string" calcext:value-type="string">
            <text:p>Credito 70,000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/>
          <table:table-cell table:style-name="ce27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Credito 50,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agar interes</text:p>
          </table:table-cell>
          <table:table-cell/>
          <table:table-cell table:style-name="ce25" table:number-columns-repeated="3"/>
          <table:table-cell/>
          <table:table-cell table:number-columns-repeated="3" table:style-name="ce25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ntidad de cuotas maximas 12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26" table:number-columns-repeated="2"/>
          <table:table-cell table:number-columns-repeated="4"/>
        </table:table-row>
        <table:table-row table:style-name="ro3">
          <table:table-cell table:style-name="ce4" office:value-type="string" calcext:value-type="string">
            <text:p>Cantidad de cuotas maximas 20</text:p>
          </table:table-cell>
          <table:table-cell/>
          <table:table-cell table:style-name="ce25" table:number-columns-repeated="3"/>
          <table:table-cell/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number-columns-repeated="4"/>
        </table:table-row>
        <table:table-row table:style-name="ro3">
          <table:table-cell office:value-type="string" calcext:value-type="string">
            <text:p>Cantidad de cuotas maximas 12</text:p>
          </table:table-cell>
          <table:table-cell table:number-columns-repeated="6"/>
          <table:table-cell table:style-name="ce26"/>
          <table:table-cell table:style-name="ce26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</text:p>
          </table:table-cell>
          <table:covered-table-cell table:number-columns-repeated="8" table:style-name="ce20"/>
          <table:table-cell table:style-name="ce20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8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Cliente con antigüedad &gt;=2años</text:p>
          </table:table-cell>
          <table:table-cell table:number-columns-repeated="3" table:style-name="ce25" office:value-type="string" calcext:value-type="string">
            <text:p>V</text:p>
          </table:table-cell>
          <table:table-cell table:number-columns-repeated="3" table:style-name="ce25" office:value-type="string" calcext:value-type="string">
            <text:p>F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omedio &gt;= $60.000</text:p>
          </table:table-cell>
          <table:table-cell table:style-name="ce26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Promedio &gt;= $40.000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V</text:p>
          </table:table-cell>
          <table:table-cell table:number-columns-repeated="2" table:style-name="ce25" office:value-type="string" calcext:value-type="string">
            <text:p>F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5"/>
          <table:table-cell table:style-name="ce19"/>
          <table:table-cell table:number-columns-repeated="6"/>
        </table:table-row>
        <table:table-row table:style-name="ro3">
          <table:table-cell office:value-type="string" calcext:value-type="string">
            <text:p>Credito 1millon</text:p>
          </table:table-cell>
          <table:table-cell table:style-name="ce26" office:value-type="string" calcext:value-type="string">
            <text:p>X</text:p>
          </table:table-cell>
          <table:table-cell table:number-columns-repeated="3"/>
          <table:table-cell table:style-name="ce26"/>
          <table:table-cell table:number-columns-repeated="7"/>
        </table:table-row>
        <table:table-row table:style-name="ro3">
          <table:table-cell table:style-name="ce7" office:value-type="string" calcext:value-type="string">
            <text:p>Credito 70,000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Credito 50,000</text:p>
          </table:table-cell>
          <table:table-cell table:style-name="ce26"/>
          <table:table-cell/>
          <table:table-cell table:number-columns-repeated="2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Pagar interes</text:p>
          </table:table-cell>
          <table:table-cell table:style-name="ce25" table:number-columns-repeated="3"/>
          <table:table-cell table:number-columns-repeated="3" table:style-name="ce25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antidad de cuotas maximas 120</text:p>
          </table:table-cell>
          <table:table-cell table:style-name="ce26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6"/>
          <table:table-cell table:number-columns-repeated="7"/>
        </table:table-row>
        <table:table-row table:style-name="ro3">
          <table:table-cell table:style-name="ce4" office:value-type="string" calcext:value-type="string">
            <text:p>Cantidad de cuotas maximas 20</text:p>
          </table:table-cell>
          <table:table-cell table:style-name="ce25" table:number-columns-repeated="3"/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number-columns-repeated="6"/>
        </table:table-row>
        <table:table-row table:style-name="ro3">
          <table:table-cell office:value-type="string" calcext:value-type="string">
            <text:p>Cantidad de cuotas maximas 12</text:p>
          </table:table-cell>
          <table:table-cell table:style-name="ce26"/>
          <table:table-cell table:number-columns-repeated="3"/>
          <table:table-cell table:style-name="ce26"/>
          <table:table-cell office:value-type="string" calcext:value-type="string">
            <text:p>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3:58:25.313000000</dc:date>
    <meta:editing-duration>PT1H5M33S</meta:editing-duration>
    <meta:editing-cycles>4</meta:editing-cycles>
    <meta:generator>LibreOffice/7.5.2.2$Windows_X86_64 LibreOffice_project/53bb9681a964705cf672590721dbc85eb4d0c3a2</meta:generator>
    <meta:document-statistic meta:table-count="1" meta:cell-count="114" meta:object-count="0"/>
  </office:meta>
</office:document-meta>
</file>